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" svg:font-family="Tahom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" style:family="paragraph" style:parent-style-name="Standard" style:master-page-name="Standard">
      <style:paragraph-properties fo:margin-top="0cm" fo:margin-bottom="0cm" fo:line-height="150%" fo:text-align="center" style:justify-single-word="false" style:page-number="auto"/>
    </style:style>
    <style:style style:name="P3" style:family="paragraph" style:parent-style-name="List_20_Paragraph">
      <style:paragraph-properties fo:margin-left="1cm" fo:margin-right="1cm" fo:margin-top="0cm" fo:margin-bottom="0cm" fo:line-height="150%" fo:orphans="2" fo:widows="2" fo:text-indent="0cm" style:auto-text-indent="false" style:writing-mode="lr-tb"/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4" style:family="paragraph" style:parent-style-name="List_20_Paragraph">
      <style:paragraph-properties fo:margin-left="1cm" fo:margin-right="1cm" fo:margin-top="0cm" fo:margin-bottom="0cm" fo:line-height="150%" fo:orphans="2" fo:widows="2" fo:text-indent="0cm" style:auto-text-indent="false" style:writing-mode="lr-tb"/>
      <style:text-properties style:font-name="Times New Roman1" fo:font-size="13pt" style:font-size-asian="13pt" style:font-size-complex="13pt"/>
    </style:style>
    <style:style style:name="P5" style:family="paragraph" style:parent-style-name="List_20_Paragraph" style:list-style-name="WWNum4">
      <style:paragraph-properties fo:margin-left="1cm" fo:margin-right="1cm" fo:margin-top="0cm" fo:margin-bottom="0cm" fo:line-height="150%" fo:orphans="2" fo:widows="2" fo:text-indent="0cm" style:auto-text-indent="false" style:writing-mode="lr-tb"/>
      <style:text-properties style:font-name="Times New Roman1" fo:font-size="13pt" style:font-size-asian="13pt" style:font-size-complex="13pt"/>
    </style:style>
    <style:style style:name="P6" style:family="paragraph" style:parent-style-name="List_20_Paragraph" style:list-style-name="WWNum4">
      <style:paragraph-properties fo:margin-left="1cm" fo:margin-right="1cm" fo:margin-top="0cm" fo:margin-bottom="0cm" fo:line-height="150%" fo:orphans="2" fo:widows="2" fo:text-indent="0cm" style:auto-text-indent="false" style:writing-mode="lr-tb"/>
      <style:text-properties fo:color="#009933" style:font-name="Times New Roman1" fo:font-size="13pt" style:font-size-asian="13pt" style:font-size-complex="13pt"/>
    </style:style>
    <style:style style:name="P7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18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9" style:family="paragraph" style:parent-style-name="List_20_Paragraph" style:list-style-name="WWNum4" style:master-page-name="">
      <style:paragraph-properties fo:margin-left="0.499cm" fo:margin-right="1cm" fo:margin-top="0cm" fo:margin-bottom="0cm" fo:line-height="150%" fo:orphans="2" fo:widows="2" fo:text-indent="0cm" style:auto-text-indent="false" style:page-number="auto" style:writing-mode="lr-tb"/>
      <style:text-properties style:font-name="Times New Roman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T3" style:family="text">
      <style:text-properties style:font-name-complex="Times New Roman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9933" style:font-name-complex="Times New Roman2"/>
    </style:style>
    <style:style style:name="T6" style:family="text">
      <style:text-properties fo:font-variant="normal" fo:text-transform="none" fo:color="#009933" fo:letter-spacing="normal" fo:font-style="normal" fo:font-weight="normal" style:font-name-complex="Times New Roman2"/>
    </style:style>
    <style:style style:name="T7" style:family="text">
      <style:text-properties fo:color="#000000" style:text-position="0% 100%" style:font-name="Times New Roman1" fo:font-size="15pt" fo:font-style="italic" style:text-underline-style="solid" style:text-underline-width="auto" style:text-underline-color="font-color" fo:font-weight="bold" style:font-size-asian="15pt" style:font-style-asian="italic" style:font-weight-asian="bold" style:font-name-complex="Times New Roman2" style:font-size-complex="15pt" style:font-style-complex="italic" style:font-weight-complex="bold"/>
    </style:style>
    <style:style style:name="T8" style:family="text">
      <style:text-properties fo:color="#000000" style:text-position="0% 100%" style:font-name="Times New Roman1"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T9" style:family="text">
      <style:text-properties fo:color="#000000" style:text-position="0% 100%" style:font-name="Times New Roman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name-complex="Times New Roman2" style:font-size-complex="18pt" style:font-style-complex="italic" style:font-weight-complex="bold"/>
    </style:style>
    <style:style style:name="T10" style:family="text">
      <style:text-properties fo:font-style="italic" style:font-style-asian="italic" style:font-name-complex="Times New Roman2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span text:style-name="T9">Тест (по повести Н.В. Гоголя «Нос»)</text:span></text:p>
      <text:p text:style-name="P1"/>
      <text:list xml:id="list4705478860612472278" text:style-name="WWNum4">
        <text:list-item>
          <text:p text:style-name="P7"><text:span text:style-name="T3">Когда началась история, описанная в повести «Нос»?</text:span></text:p>
        </text:list-item>
      </text:list>
      <text:p text:style-name="P3"><text:span text:style-name="T3">А) 20 марта; Б) 20 апреля; В) 25 февраля;</text:span><text:span text:style-name="T5"> Г) 25 марта.</text:span></text:p>
      <text:list xml:id="list34807240" text:continue-numbering="true" text:style-name="WWNum4">
        <text:list-item>
          <text:p text:style-name="P7"><text:span text:style-name="T3">На каком проспекте жил цирюльник Иван Яковлевич?</text:span></text:p>
        </text:list-item>
      </text:list>
      <text:p text:style-name="P3"><text:span text:style-name="T3">А) Преображенский; Б) Воздвиженский; </text:span><text:span text:style-name="T5">В) Вознесенский</text:span><text:span text:style-name="T3">; Г) Рождественский.</text:span></text:p>
      <text:list xml:id="list34819215" text:continue-numbering="true" text:style-name="WWNum4">
        <text:list-item>
          <text:p text:style-name="P7"><text:span text:style-name="T3">Как звали жену цирюльника Ивана Яковлевича?</text:span></text:p>
        </text:list-item>
      </text:list>
      <text:p text:style-name="P3"><text:span text:style-name="T5">А) Прасковья Осиповна</text:span><text:span text:style-name="T3">; Б) Ульяна Митрофановна; В) Агафья Ивановна; Г) Фаина Семеновна.</text:span></text:p>
      <text:list xml:id="list34820252" text:continue-numbering="true" text:style-name="WWNum4">
        <text:list-item>
          <text:p text:style-name="P7"><text:span text:style-name="T3">Мост, на котором цирюльник хотел выбросить нос коллежского асессора Ковалева, назывался?</text:span></text:p>
        </text:list-item>
      </text:list>
      <text:p text:style-name="P4"><text:span text:style-name="T5">А) Исакиевский</text:span><text:span text:style-name="T3">; Б) Аничкин; В) Александрийский; Г) Полицейский.</text:span></text:p>
      <text:list xml:id="list34812555" text:continue-numbering="true" text:style-name="WWNum4">
        <text:list-item>
          <text:p text:style-name="P7"><text:span text:style-name="T3">Какое звание было у коллежского асессора Ковалева?</text:span></text:p>
        </text:list-item>
      </text:list>
      <text:p text:style-name="P4"><text:span text:style-name="T3">А) полковник;</text:span><text:span text:style-name="T5"> Б) майор</text:span><text:span text:style-name="T3">; В) поручик; Г) капитан.</text:span></text:p>
      <text:list xml:id="list34809073" text:continue-numbering="true" text:style-name="WWNum4">
        <text:list-item>
          <text:p text:style-name="P7"><text:span text:style-name="T3">Кем, судя по костюму, стал нос Ковалева? </text:span></text:p>
        </text:list-item>
      </text:list>
      <text:p text:style-name="P4"><text:span text:style-name="T3">А) коллежский асессор; </text:span><text:span text:style-name="T5">Б) статский советник</text:span><text:span text:style-name="T3">; В) тайный советник; Г) титулярный советник.</text:span></text:p>
      <text:list xml:id="list34807269" text:continue-numbering="true" text:style-name="WWNum4">
        <text:list-item>
          <text:p text:style-name="P7"><text:span text:style-name="T3">Куда хотел уехать нос Ковалева, согласно словам полицейского?</text:span></text:p>
        </text:list-item>
      </text:list>
      <text:p text:style-name="P4"><text:span text:style-name="T3">А) в Киев; </text:span><text:span text:style-name="T5">Б) в Ригу</text:span><text:span text:style-name="T3">; В) в Варшаву; Г) в Москву.</text:span></text:p>
      <text:list xml:id="list34814093" text:continue-numbering="true" text:style-name="WWNum4">
        <text:list-item>
          <text:p text:style-name="P7"><text:span text:style-name="T3">Кого Ковалев считал виновным в потере носа?</text:span></text:p>
        </text:list-item>
      </text:list>
      <text:p text:style-name="P4"><text:span text:style-name="T3">А) Чехтареву; Б) Ивана Яковлевича; </text:span><text:span text:style-name="T5">В) Подточину</text:span><text:span text:style-name="T3">; Г) Башмачкина.</text:span></text:p>
      <text:list xml:id="list34813503" text:continue-numbering="true" text:style-name="WWNum4">
        <text:list-item>
          <text:p text:style-name="P7"><text:span text:style-name="T3">На невесте с каким достатком готов был жениться Ковалев?</text:span></text:p>
        </text:list-item>
      </text:list>
      <text:p text:style-name="P4"><text:span text:style-name="T3">А) пятьдесят тысяч; Б) сто тысяч; В) сто пятьдесят тысяч; </text:span><text:span text:style-name="T5">Г) двести тысяч</text:span><text:span text:style-name="T3">.</text:span></text:p>
      <text:list xml:id="list34797982" text:continue-numbering="true" text:style-name="WWNum4">
        <text:list-item>
          <text:p text:style-name="P7"><text:span text:style-name="T3">В каком журнале можно было напечатать историю о пропаже носа Ковалева, по словам чиновника, принимавшего объявления?</text:span></text:p>
        </text:list-item>
      </text:list>
      <text:p text:style-name="P4"><text:span text:style-name="T5">А) в «Современнике»</text:span><text:span text:style-name="T3">; Б) в «Вестнике Европы»; В) в «Северной пчеле»; Г) в «Калейдоскопе».</text:span></text:p>
      <text:list xml:id="list34818528" text:continue-numbering="true" text:style-name="WWNum4">
        <text:list-item>
          <text:p text:style-name="P17"><text:span text:style-name="T3"><text:s/></text:span><text:span text:style-name="T10">Назовите произведения Н.В. Гоголя (не менее пяти).</text:span></text:p>
          <text:p text:style-name="P6"><text:span text:style-name="T3">Ответ : «Ревизор»; «Шинель»; «Нос»; «Тарас Бульба»; «Мёртвые души»</text:span></text:p>
        </text:list-item>
        <text:list-item>
          <text:p text:style-name="P7"><text:span text:style-name="T3">Укажите годы жизни Н.В. Гоголя.</text:span></text:p>
          <text:p text:style-name="P6"><text:span text:style-name="T3">Ответ : 1 апреля 1809 год — 21 февраля 1852 год</text:span></text:p>
        </text:list-item>
        <text:list-item>
          <text:p text:style-name="P7"><text:span text:style-name="T3">Назовите произведения эпического рода литературы. </text:span></text:p>
          <text:p text:style-name="P5"><text:span text:style-name="T5">Ответ : </text:span><text:span text:style-name="T6">«Илиaдa»; «Одиссея»; «Что любит Мишка»; «Тихий Дон»; «Повести Белкина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" svg:font-family="Tahoma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language-asian="en" style:country-asian="US" style:font-name-complex="Calibr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9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46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73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0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27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54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1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08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3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ладелец</meta:initial-creator>
    <dc:creator>Александра Абрамова</dc:creator>
    <meta:editing-cycles>2</meta:editing-cycles>
    <meta:creation-date>2022-01-30T10:22:00</meta:creation-date>
    <dc:date>2022-02-01T14:57:20.81</dc:date>
    <meta:editing-duration>PT1S</meta:editing-duration>
    <meta:generator>OpenOffice/4.1.11$Win32 OpenOffice.org_project/4111m1$Build-9808</meta:generator>
    <meta:document-statistic meta:table-count="0" meta:image-count="0" meta:object-count="0" meta:page-count="1" meta:paragraph-count="27" meta:word-count="260" meta:character-count="1669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